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53.14" calcext:value-type="float">
            <text:p>53,14</text:p>
          </table:table-cell>
          <table:table-cell office:value-type="float" office:value="80.33" calcext:value-type="float">
            <text:p>80,33</text:p>
          </table:table-cell>
          <table:table-cell office:value-type="float" office:value="67.36" calcext:value-type="float">
            <text:p>67,36</text:p>
          </table:table-cell>
          <table:table-cell office:value-type="float" office:value="78.24" calcext:value-type="float">
            <text:p>78,24</text:p>
          </table:table-cell>
          <table:table-cell office:value-type="float" office:value="71.55" calcext:value-type="float">
            <text:p>71,55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56.05" calcext:value-type="float">
            <text:p>56,05</text:p>
          </table:table-cell>
          <table:table-cell office:value-type="float" office:value="64.92" calcext:value-type="float">
            <text:p>64,92</text:p>
          </table:table-cell>
          <table:table-cell office:value-type="float" office:value="56.05" calcext:value-type="float">
            <text:p>56,05</text:p>
          </table:table-cell>
          <table:table-cell office:value-type="float" office:value="61.29" calcext:value-type="float">
            <text:p>61,29</text:p>
          </table:table-cell>
          <table:table-cell office:value-type="float" office:value="60.48" calcext:value-type="float">
            <text:p>60,48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50.1" calcext:value-type="float">
            <text:p>50,1</text:p>
          </table:table-cell>
          <table:table-cell office:value-type="float" office:value="71.82" calcext:value-type="float">
            <text:p>71,82</text:p>
          </table:table-cell>
          <table:table-cell office:value-type="float" office:value="65.95" calcext:value-type="float">
            <text:p>65,95</text:p>
          </table:table-cell>
          <table:table-cell office:value-type="float" office:value="66.93" calcext:value-type="float">
            <text:p>66,93</text:p>
          </table:table-cell>
          <table:table-cell office:value-type="float" office:value="68.3" calcext:value-type="float">
            <text:p>68,3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5.47" calcext:value-type="float">
            <text:p>75,47</text:p>
          </table:table-cell>
          <table:table-cell office:value-type="float" office:value="92.45" calcext:value-type="float">
            <text:p>92,45</text:p>
          </table:table-cell>
          <table:table-cell table:number-columns-repeated="3" office:value-type="float" office:value="90.57" calcext:value-type="float">
            <text:p>90,57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63.8" calcext:value-type="float">
            <text:p>63,8</text:p>
          </table:table-cell>
          <table:table-cell office:value-type="float" office:value="74.21" calcext:value-type="float">
            <text:p>74,21</text:p>
          </table:table-cell>
          <table:table-cell office:value-type="float" office:value="72.85" calcext:value-type="float">
            <text:p>72,85</text:p>
          </table:table-cell>
          <table:table-cell office:value-type="float" office:value="73.3" calcext:value-type="float">
            <text:p>73,3</text:p>
          </table:table-cell>
          <table:table-cell office:value-type="float" office:value="74.66" calcext:value-type="float">
            <text:p>74,66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83.96" calcext:value-type="float">
            <text:p>83,96</text:p>
          </table:table-cell>
          <table:table-cell office:value-type="float" office:value="86.79" calcext:value-type="float">
            <text:p>86,79</text:p>
          </table:table-cell>
          <table:table-cell office:value-type="float" office:value="87.74" calcext:value-type="float">
            <text:p>87,74</text:p>
          </table:table-cell>
          <table:table-cell office:value-type="float" office:value="84.91" calcext:value-type="float">
            <text:p>84,91</text:p>
          </table:table-cell>
          <table:table-cell office:value-type="float" office:value="88.68" calcext:value-type="float">
            <text:p>88,68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85.12" calcext:value-type="float">
            <text:p>85,12</text:p>
          </table:table-cell>
          <table:table-cell office:value-type="float" office:value="73.55" calcext:value-type="float">
            <text:p>73,55</text:p>
          </table:table-cell>
          <table:table-cell office:value-type="float" office:value="63.64" calcext:value-type="float">
            <text:p>63,64</text:p>
          </table:table-cell>
          <table:table-cell office:value-type="float" office:value="73.55" calcext:value-type="float">
            <text:p>73,55</text:p>
          </table:table-cell>
          <table:table-cell office:value-type="float" office:value="79.34" calcext:value-type="float">
            <text:p>79,34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6.36" calcext:value-type="float">
            <text:p>86,36</text:p>
          </table:table-cell>
          <table:table-cell office:value-type="float" office:value="89.09" calcext:value-type="float">
            <text:p>89,09</text:p>
          </table:table-cell>
          <table:table-cell office:value-type="float" office:value="90.91" calcext:value-type="float">
            <text:p>90,9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6.76" calcext:value-type="float">
            <text:p>86,76</text:p>
          </table:table-cell>
          <table:table-cell office:value-type="float" office:value="89.71" calcext:value-type="float">
            <text:p>89,71</text:p>
          </table:table-cell>
          <table:table-cell office:value-type="float" office:value="86.76" calcext:value-type="float">
            <text:p>86,76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88.06" calcext:value-type="float">
            <text:p>88,06</text:p>
          </table:table-cell>
          <table:table-cell office:value-type="float" office:value="79.1" calcext:value-type="float">
            <text:p>79,1</text:p>
          </table:table-cell>
          <table:table-cell office:value-type="float" office:value="86.57" calcext:value-type="float">
            <text:p>86,57</text:p>
          </table:table-cell>
          <table:table-cell office:value-type="float" office:value="79.1" calcext:value-type="float">
            <text:p>79,1</text:p>
          </table:table-cell>
          <table:table-cell office:value-type="float" office:value="83.58" calcext:value-type="float">
            <text:p>83,58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77.96" calcext:value-type="float">
            <text:p>77,96</text:p>
          </table:table-cell>
          <table:table-cell office:value-type="float" office:value="82.8" calcext:value-type="float">
            <text:p>82,8</text:p>
          </table:table-cell>
          <table:table-cell table:number-columns-repeated="3" office:value-type="float" office:value="83.87" calcext:value-type="float">
            <text:p>83,87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81.98" calcext:value-type="float">
            <text:p>81,98</text:p>
          </table:table-cell>
          <table:table-cell office:value-type="float" office:value="88.29" calcext:value-type="float">
            <text:p>88,29</text:p>
          </table:table-cell>
          <table:table-cell office:value-type="float" office:value="81.08" calcext:value-type="float">
            <text:p>81,08</text:p>
          </table:table-cell>
          <table:table-cell office:value-type="float" office:value="85.14" calcext:value-type="float">
            <text:p>85,14</text:p>
          </table:table-cell>
          <table:table-cell office:value-type="float" office:value="87.84" calcext:value-type="float">
            <text:p>87,84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75.76" calcext:value-type="float">
            <text:p>75,76</text:p>
          </table:table-cell>
          <table:table-cell office:value-type="float" office:value="78.28" calcext:value-type="float">
            <text:p>78,28</text:p>
          </table:table-cell>
          <table:table-cell office:value-type="float" office:value="75.76" calcext:value-type="float">
            <text:p>75,76</text:p>
          </table:table-cell>
          <table:table-cell office:value-type="float" office:value="76.26" calcext:value-type="float">
            <text:p>76,26</text:p>
          </table:table-cell>
          <table:table-cell office:value-type="float" office:value="77.27" calcext:value-type="float">
            <text:p>77,27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87.5" calcext:value-type="float">
            <text:p>87,5</text:p>
          </table:table-cell>
          <table:table-cell office:value-type="float" office:value="91.67" calcext:value-type="float">
            <text:p>91,67</text:p>
          </table:table-cell>
          <table:table-cell office:value-type="float" office:value="87.5" calcext:value-type="float">
            <text:p>87,5</text:p>
          </table:table-cell>
          <table:table-cell office:value-type="float" office:value="89.58" calcext:value-type="float">
            <text:p>89,58</text:p>
          </table:table-cell>
          <table:table-cell office:value-type="float" office:value="91.67" calcext:value-type="float">
            <text:p>91,67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6.52" calcext:value-type="float">
            <text:p>36,52</text:p>
          </table:table-cell>
          <table:table-cell office:value-type="float" office:value="41.74" calcext:value-type="float">
            <text:p>41,74</text:p>
          </table:table-cell>
          <table:table-cell office:value-type="float" office:value="33.91" calcext:value-type="float">
            <text:p>33,91</text:p>
          </table:table-cell>
          <table:table-cell office:value-type="float" office:value="39.13" calcext:value-type="float">
            <text:p>39,13</text:p>
          </table:table-cell>
          <table:table-cell office:value-type="float" office:value="36.52" calcext:value-type="float">
            <text:p>36,52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56.59" calcext:value-type="float">
            <text:p>56,59</text:p>
          </table:table-cell>
          <table:table-cell office:value-type="float" office:value="65.12" calcext:value-type="float">
            <text:p>65,12</text:p>
          </table:table-cell>
          <table:table-cell office:value-type="float" office:value="67.44" calcext:value-type="float">
            <text:p>67,44</text:p>
          </table:table-cell>
          <table:table-cell office:value-type="float" office:value="59.69" calcext:value-type="float">
            <text:p>59,69</text:p>
          </table:table-cell>
          <table:table-cell office:value-type="float" office:value="66.67" calcext:value-type="float">
            <text:p>66,6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93.1" calcext:value-type="float">
            <text:p>93,1</text:p>
          </table:table-cell>
          <table:table-cell table:number-columns-repeated="4" office:value-type="float" office:value="89.66" calcext:value-type="float">
            <text:p>89,66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83.87" calcext:value-type="float">
            <text:p>83,87</text:p>
          </table:table-cell>
          <table:table-cell office:value-type="float" office:value="80.65" calcext:value-type="float">
            <text:p>80,65</text:p>
          </table:table-cell>
          <table:table-cell office:value-type="float" office:value="69.68" calcext:value-type="float">
            <text:p>69,68</text:p>
          </table:table-cell>
          <table:table-cell office:value-type="float" office:value="80.65" calcext:value-type="float">
            <text:p>80,65</text:p>
          </table:table-cell>
          <table:table-cell office:value-type="float" office:value="76.77" calcext:value-type="float">
            <text:p>76,77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89.34" calcext:value-type="float">
            <text:p>89,34</text:p>
          </table:table-cell>
          <table:table-cell table:number-columns-repeated="2" office:value-type="float" office:value="84.43" calcext:value-type="float">
            <text:p>84,43</text:p>
          </table:table-cell>
          <table:table-cell office:value-type="float" office:value="81.15" calcext:value-type="float">
            <text:p>81,15</text:p>
          </table:table-cell>
          <table:table-cell office:value-type="float" office:value="76.23" calcext:value-type="float">
            <text:p>76,23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88.57" calcext:value-type="float">
            <text:p>88,57</text:p>
          </table:table-cell>
          <table:table-cell office:value-type="float" office:value="85.71" calcext:value-type="float">
            <text:p>85,71</text:p>
          </table:table-cell>
          <table:table-cell office:value-type="float" office:value="62.86" calcext:value-type="float">
            <text:p>62,86</text:p>
          </table:table-cell>
          <table:table-cell office:value-type="float" office:value="85.71" calcext:value-type="float">
            <text:p>85,71</text:p>
          </table:table-cell>
          <table:table-cell office:value-type="float" office:value="91.43" calcext:value-type="float">
            <text:p>91,4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73.9947619047619" calcext:value-type="float">
            <text:p>73,99</text:p>
          </table:table-cell>
          <table:table-cell table:style-name="ce1" table:formula="of:=AVERAGE([.C2:.C22])" office:value-type="float" office:value="79.1257142857143" calcext:value-type="float">
            <text:p>79,13</text:p>
          </table:table-cell>
          <table:table-cell table:style-name="ce1" table:formula="of:=AVERAGE([.D2:.D22])" office:value-type="float" office:value="74.7638095238095" calcext:value-type="float">
            <text:p>74,76</text:p>
          </table:table-cell>
          <table:table-cell table:style-name="ce1" table:formula="of:=AVERAGE([.E2:.E22])" office:value-type="float" office:value="77.8347619047619" calcext:value-type="float">
            <text:p>77,83</text:p>
          </table:table-cell>
          <table:table-cell table:style-name="ce1" table:formula="of:=AVERAGE([.F2:.F22])" office:value-type="float" office:value="77.0838095238095" calcext:value-type="float">
            <text:p>77,08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15.6428707690018" calcext:value-type="float">
            <text:p>15,64</text:p>
          </table:table-cell>
          <table:table-cell table:style-name="ce1" table:formula="of:=STDEV([.C2:.C23])" office:value-type="float" office:value="11.3336555576442" calcext:value-type="float">
            <text:p>11,33</text:p>
          </table:table-cell>
          <table:table-cell table:style-name="ce1" table:formula="of:=STDEV([.D2:.D23])" office:value-type="float" office:value="13.7327465695931" calcext:value-type="float">
            <text:p>13,73</text:p>
          </table:table-cell>
          <table:table-cell table:style-name="ce1" table:formula="of:=STDEV([.E2:.E23])" office:value-type="float" office:value="12.3293284175994" calcext:value-type="float">
            <text:p>12,33</text:p>
          </table:table-cell>
          <table:table-cell table:style-name="ce1" table:formula="of:=STDEV([.F2:.F23])" office:value-type="float" office:value="14.6339232366803" calcext:value-type="float">
            <text:p>14,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02:04.519957948</dc:date>
    <meta:editing-duration>PT21M57S</meta:editing-duration>
    <meta:editing-cycles>5</meta:editing-cycles>
    <meta:generator>LibreOffice/7.3.7.2$Linux_X86_64 LibreOffice_project/30$Build-2</meta:generator>
    <meta:document-statistic meta:table-count="1" meta:cell-count="143" meta:object-count="0"/>
  </office:meta>
</office:document-meta>
</file>